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TimesNewRomanPSMT" svg:font-family="TimesNewRomanPSMT" style:font-family-generic="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21" style:family="table">
      <style:table-properties style:width="16.988cm" table:align="left"/>
    </style:style>
    <style:style style:name="Таблица21.A" style:family="table-column">
      <style:table-column-properties style:column-width="7.154cm"/>
    </style:style>
    <style:style style:name="Таблица21.B" style:family="table-column">
      <style:table-column-properties style:column-width="9.834cm"/>
    </style:style>
    <style:style style:name="Таблица21.A1" style:family="table-cell">
      <style:table-cell-properties fo:padding="0.097cm" fo:border-left="0.002cm solid #000000" fo:border-right="none" fo:border-top="0.002cm solid #000000" fo:border-bottom="0.002cm solid #000000"/>
    </style:style>
    <style:style style:name="Таблица21.B1" style:family="table-cell">
      <style:table-cell-properties fo:padding="0.097cm" fo:border="0.002cm solid #000000"/>
    </style:style>
    <style:style style:name="Таблица21.A2" style:family="table-cell">
      <style:table-cell-properties fo:padding="0.097cm" fo:border-left="0.002cm solid #000000" fo:border-right="none" fo:border-top="none" fo:border-bottom="0.002cm solid #000000"/>
    </style:style>
    <style:style style:name="Таблица21.B2" style:family="table-cell">
      <style:table-cell-properties fo:padding="0.097cm" fo:border-left="0.002cm solid #000000" fo:border-right="0.002cm solid #000000" fo:border-top="none" fo:border-bottom="0.002cm solid #000000"/>
    </style:style>
    <style:style style:name="Таблица1" style:family="table">
      <style:table-properties style:width="16.988cm" table:align="left"/>
    </style:style>
    <style:style style:name="Таблица1.A" style:family="table-column">
      <style:table-column-properties style:column-width="7.154cm"/>
    </style:style>
    <style:style style:name="Таблица1.B" style:family="table-column">
      <style:table-column-properties style:column-width="9.834cm"/>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88cm" table:align="left"/>
    </style:style>
    <style:style style:name="Таблица2.A" style:family="table-column">
      <style:table-column-properties style:column-width="7.176cm"/>
    </style:style>
    <style:style style:name="Таблица2.B" style:family="table-column">
      <style:table-column-properties style:column-width="9.813cm"/>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22pt" style:font-size-asian="22pt" style:font-size-complex="22pt"/>
    </style:style>
    <style:style style:name="P3" style:family="paragraph" style:parent-style-name="Standard">
      <style:text-properties fo:font-size="14pt" fo:language="ru" fo:country="RU" style:font-size-asian="14pt" style:font-size-complex="14pt"/>
    </style:style>
    <style:style style:name="P4" style:family="paragraph" style:parent-style-name="Обычный1">
      <style:paragraph-properties fo:line-height="100%" fo:text-align="center" style:justify-single-word="false"/>
      <style:text-properties fo:font-size="14pt" fo:language="ru" fo:country="RU" style:font-size-asian="14pt"/>
    </style:style>
    <style:style style:name="P5"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6"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7" style:family="paragraph" style:parent-style-name="Обычный1">
      <style:paragraph-properties fo:line-height="100%">
        <style:tab-stops>
          <style:tab-stop style:position="12.002cm"/>
          <style:tab-stop style:position="17.253cm"/>
        </style:tab-stops>
      </style:paragraph-properties>
    </style:style>
    <style:style style:name="P8" style:family="paragraph" style:parent-style-name="Обычный1">
      <style:paragraph-properties fo:line-height="100%">
        <style:tab-stops>
          <style:tab-stop style:position="12.002cm"/>
          <style:tab-stop style:position="17.253cm"/>
        </style:tab-stops>
      </style:paragraph-properties>
      <style:text-properties fo:language="ru" fo:country="RU"/>
    </style:style>
    <style:style style:name="P9"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1" style:family="paragraph" style:parent-style-name="Обычный1">
      <style:paragraph-properties fo:margin-left="0cm" fo:margin-right="-0.004cm" fo:line-height="0.635cm" fo:text-align="center" style:justify-single-word="false" fo:orphans="0" fo:widows="0" fo:text-indent="0cm" style:auto-text-indent="false"/>
    </style:style>
    <style:style style:name="P12" style:family="paragraph" style:parent-style-name="Обычный1">
      <style:paragraph-properties fo:margin-left="0.981cm" fo:margin-right="-0.004cm" fo:line-height="0.776cm" fo:text-indent="1.27cm" style:auto-text-indent="false"/>
      <style:text-properties fo:font-size="14pt" fo:language="ru" fo:country="RU" style:font-size-asian="14pt"/>
    </style:style>
    <style:style style:name="P13" style:family="paragraph" style:parent-style-name="Обычный1">
      <style:paragraph-properties fo:margin-left="1.27cm" fo:margin-right="-0.004cm" fo:line-height="0.776cm" fo:text-indent="0.981cm" style:auto-text-indent="false"/>
      <style:text-properties fo:font-size="14pt" fo:language="ru" fo:country="RU" style:font-size-asian="14pt"/>
    </style:style>
    <style:style style:name="P14" style:family="paragraph" style:parent-style-name="Обычный1">
      <style:paragraph-properties fo:margin-left="12.002cm" fo:margin-right="0.58cm" fo:line-height="110%" fo:text-align="end" style:justify-single-word="false" fo:orphans="0" fo:widows="0" fo:text-indent="0cm" style:auto-text-indent="false"/>
      <style:text-properties fo:font-size="14pt" fo:language="ru" fo:country="RU" style:font-size-asian="14pt"/>
    </style:style>
    <style:style style:name="P15" style:family="paragraph" style:parent-style-name="Обычный1">
      <style:paragraph-properties fo:margin-left="5.539cm" fo:margin-right="4.747cm" fo:line-height="0.635cm" fo:text-align="center" style:justify-single-word="false" fo:orphans="0" fo:widows="0" fo:text-indent="0cm" style:auto-text-indent="false"/>
      <style:text-properties fo:font-size="14pt" fo:letter-spacing="0.035cm" fo:language="ru" fo:country="RU" fo:font-weight="bold" style:font-size-asian="14pt" style:font-weight-asian="bold"/>
    </style:style>
    <style:style style:name="P16"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ext-properties fo:font-size="14pt" fo:letter-spacing="0.035cm" fo:language="ru" fo:country="RU" style:font-size-asian="14pt"/>
    </style:style>
    <style:style style:name="P17"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18"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8pt" fo:language="ru" fo:country="RU" style:font-size-asian="18pt"/>
    </style:style>
    <style:style style:name="P19"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4pt" fo:language="ru" fo:country="RU" style:font-size-asian="14pt" style:font-size-complex="14pt"/>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P22" style:family="paragraph" style:parent-style-name="Text_20_body">
      <style:text-properties style:use-window-font-color="true" style:font-name="Times New Roman" fo:font-size="14pt" style:font-name-asian="TimesNewRomanPSMT" style:font-size-asian="14pt" style:font-name-complex="TimesNewRomanPSMT" style:font-size-complex="14pt"/>
    </style:style>
    <style:style style:name="P23" style:family="paragraph" style:parent-style-name="Text_20_body">
      <style:text-properties style:use-window-font-color="true" style:font-name="Times New Roman" style:font-name-asian="TimesNewRomanPSMT" style:font-name-complex="TimesNewRomanPSMT"/>
    </style:style>
    <style:style style:name="P24" style:family="paragraph" style:parent-style-name="Text_20_body">
      <style:text-properties style:use-window-font-color="true" style:font-name="TimesNewRomanPSMT" style:font-name-asian="TimesNewRomanPSMT" style:font-name-complex="TimesNewRomanPSMT"/>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fo:language="en" fo:country="US"/>
    </style:style>
    <style:style style:name="P27" style:family="paragraph" style:parent-style-name="Table_20_Contents">
      <style:paragraph-properties fo:text-align="justify" style:justify-single-word="false"/>
      <style:text-properties fo:font-size="14pt"/>
    </style:style>
    <style:style style:name="P28" style:family="paragraph" style:parent-style-name="Table_20_Contents">
      <style:paragraph-properties fo:text-align="center" style:justify-single-word="false"/>
      <style:text-properties fo:font-size="14pt" fo:font-weight="bold" style:font-weight-asian="bold" style:font-weight-complex="bold"/>
    </style:style>
    <style:style style:name="P29" style:family="paragraph" style:parent-style-name="Table">
      <style:paragraph-properties fo:keep-with-next="always"/>
    </style:style>
    <style:style style:name="P30"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text-properties fo:font-size="14pt" fo:language="ru" fo:country="RU" style:font-size-asian="14pt" style:language-asian="zxx" style:country-asian="none"/>
    </style:style>
    <style:style style:name="P31"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Обычный1" style:master-page-name="First_20_Page">
      <style:paragraph-properties fo:line-height="100%" fo:text-align="center" style:justify-single-word="false" style:page-number="3"/>
      <style:text-properties fo:font-size="14pt" fo:language="ru" fo:country="RU" style:font-size-asian="14pt"/>
    </style:style>
    <style:style style:name="P36" style:family="paragraph" style:parent-style-name="Text_20_body" style:list-style-name="L1">
      <style:text-properties style:use-window-font-color="true" style:font-name="Times New Roman" fo:font-size="14pt" style:font-name-asian="TimesNewRomanPSMT" style:font-size-asian="14pt" style:font-name-complex="TimesNewRomanPSMT" style:font-size-complex="14pt"/>
    </style:style>
    <style:style style:name="P37" style:family="paragraph" style:parent-style-name="Text_20_body" style:list-style-name="L5">
      <style:text-properties style:use-window-font-color="true" style:font-name="Times New Roman" fo:font-size="14pt" style:font-name-asian="Verdana" style:font-size-asian="14pt" style:font-name-complex="Verdana" style:font-size-complex="14pt"/>
    </style:style>
    <style:style style:name="P38" style:family="paragraph" style:parent-style-name="Text_20_body" style:list-style-name="L6">
      <style:text-properties style:use-window-font-color="true" style:font-name="Times New Roman" fo:font-size="14pt" style:font-name-asian="Verdana" style:font-size-asian="14pt" style:font-name-complex="Verdana" style:font-size-complex="14pt"/>
    </style:style>
    <style:style style:name="P39" style:family="paragraph" style:parent-style-name="Text_20_body" style:list-style-name="L7">
      <style:text-properties style:use-window-font-color="true" style:font-name="Times New Roman" fo:font-size="14pt" style:font-name-asian="Verdana" style:font-size-asian="14pt" style:font-name-complex="Verdana" style:font-size-complex="14pt"/>
    </style:style>
    <style:style style:name="P40" style:family="paragraph" style:parent-style-name="Text_20_body" style:list-style-name="L8">
      <style:text-properties style:use-window-font-color="true" style:font-name="Times New Roman" fo:font-size="14pt" style:font-name-asian="Verdana" style:font-size-asian="14pt" style:font-name-complex="Verdana" style:font-size-complex="14pt"/>
    </style:style>
    <style:style style:name="P41" style:family="paragraph" style:parent-style-name="Text_20_body" style:list-style-name="L9">
      <style:text-properties style:use-window-font-color="true" style:font-name="Times New Roman" fo:font-size="14pt" style:font-name-asian="Verdana" style:font-size-asian="14pt" style:font-name-complex="Verdana" style:font-size-complex="14pt"/>
    </style:style>
    <style:style style:name="P42" style:family="paragraph" style:parent-style-name="Text_20_body" style:list-style-name="L10">
      <style:text-properties style:use-window-font-color="true" style:font-name="Times New Roman" fo:font-size="14pt" style:font-name-asian="Verdana" style:font-size-asian="14pt" style:font-name-complex="Verdana" style:font-size-complex="14pt"/>
    </style:style>
    <style:style style:name="P43" style:family="paragraph" style:parent-style-name="Text_20_body" style:list-style-name="L3">
      <style:text-properties style:use-window-font-color="true" style:font-name="Times New Roman" style:font-name-asian="TimesNewRomanPSMT" style:font-name-complex="TimesNewRomanPSMT"/>
    </style:style>
    <style:style style:name="P44" style:family="paragraph" style:parent-style-name="Text_20_body" style:list-style-name="L2"/>
    <style:style style:name="P45" style:family="paragraph" style:parent-style-name="Text_20_body" style:list-style-name="L3">
      <style:text-properties style:font-name="Times New Roman"/>
    </style:style>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1"/>
    <style:style style:name="P51" style:family="paragraph" style:parent-style-name="Text_20_body" style:list-style-name="L13">
      <style:paragraph-properties>
        <style:tab-stops/>
      </style:paragraph-properties>
    </style:style>
    <style:style style:name="P52" style:family="paragraph" style:parent-style-name="Text_20_body" style:list-style-name="L14">
      <style:paragraph-properties>
        <style:tab-stops/>
      </style:paragraph-properties>
    </style:style>
    <style:style style:name="P53" style:family="paragraph" style:parent-style-name="Text_20_body" style:list-style-name="L15">
      <style:paragraph-properties>
        <style:tab-stops/>
      </style:paragraph-properties>
    </style:style>
    <style:style style:name="P54" style:family="paragraph" style:parent-style-name="Text_20_body" style:list-style-name="L16"/>
    <style:style style:name="P55" style:family="paragraph" style:parent-style-name="Text_20_body" style:list-style-name="L12">
      <style:paragraph-properties fo:margin-left="0.616cm" fo:margin-right="0cm" fo:text-indent="0.162cm" style:auto-text-indent="false">
        <style:tab-stops/>
      </style:paragraph-properties>
    </style:style>
    <style:style style:name="P56" style:family="paragraph" style:parent-style-name="Heading_20_1">
      <style:paragraph-properties fo:break-before="page"/>
    </style:style>
    <style:style style:name="P57" style:family="paragraph" style:parent-style-name="Heading_20_2">
      <style:paragraph-properties fo:line-height="100%" fo:text-align="start" style:justify-single-word="false"/>
      <style:text-properties style:use-window-font-color="true" style:font-name="TimesNewRomanPSMT" style:font-name-asian="TimesNewRomanPSMT" style:font-name-complex="TimesNewRomanPSMT"/>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style:font-size-asian="14pt" style:language-asian="zxx" style:country-asian="none"/>
    </style:style>
    <style:style style:name="T4" style:family="text">
      <style:text-properties fo:font-size="14pt" fo:language="ru" fo:country="RU" style:font-size-asian="14pt" style:language-asian="zxx" style:country-asian="none" style:font-size-complex="14pt"/>
    </style:style>
    <style:style style:name="T5" style:family="text">
      <style:text-properties style:use-window-font-color="true" style:font-name="Times New Roman" fo:font-size="14pt" style:font-name-asian="Verdana" style:font-size-asian="14pt" style:font-name-complex="Verdana" style:font-size-complex="14pt"/>
    </style:style>
    <style:style style:name="T6" style:family="text">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T7" style:family="text">
      <style:text-properties style:use-window-font-color="true" style:font-name="Times New Roman" style:font-name-asian="TimesNewRomanPSMT" style:font-name-complex="TimesNewRomanPSMT"/>
    </style:style>
    <style:style style:name="T8" style:family="text">
      <style:text-properties style:use-window-font-color="true" style:font-name="TimesNewRomanPSMT" style:font-name-asian="TimesNewRomanPSMT" style:font-name-complex="TimesNewRomanPSMT"/>
    </style:style>
    <style:style style:name="T9" style:family="text">
      <style:text-properties style:use-window-font-color="true" style:font-name-asian="TimesNewRomanPSMT" style:font-name-complex="TimesNewRomanPSMT"/>
    </style:style>
    <style:style style:name="T10" style:family="text">
      <style:text-properties style:font-name="Times New Roman" fo:font-size="14pt" style:font-size-asian="14pt" style:font-size-complex="14pt"/>
    </style:style>
    <style:style style:name="T11" style:family="text">
      <style:text-properties fo:language="ru" fo:country="RU"/>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space" fo:text-indent="-0.136cm" fo:margin-left="0.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35">Министерство образования Республики Беларусь</text:p>
      <text:p text:style-name="P4"/>
      <text:p text:style-name="P9">Учреждение образования</text:p>
      <text:p text:style-name="P11"><text:span text:style-name="T1">“</text:span><text:span text:style-name="T1">Белорусский государственный университет информатики и радиоэлектроники”</text:span></text:p>
      <text:p text:style-name="P10"/>
      <text:p text:style-name="P12">Кафедра <text:bookmark-start text:name="OCRUncertain002"/>интеллектуальных информа<text:bookmark-end text:name="OCRUncertain002"/>ционных технологий</text:p>
      <text:p text:style-name="P13">Факультет информационных технологий и управления</text:p>
      <text:p text:style-name="P30"/>
      <text:p text:style-name="P30"/>
      <text:p text:style-name="P14"/>
      <text:p text:style-name="P2">Отчёт</text:p>
      <text:p text:style-name="P15">по производственной практике </text:p>
      <text:p text:style-name="P16">НА ТЕМУ</text:p>
      <text:p text:style-name="P17"><text:bookmark-start text:name="OCRUncertain007"/><text:span text:style-name="T2">“</text:span><text:bookmark-end text:name="OCRUncertain007"/><text:span text:style-name="T2">Интернет-приложение классифицирующее юридические услуги”</text:span></text:p>
      <text:p text:style-name="P19"/>
      <text:p text:style-name="P18"/>
      <text:p text:style-name="P18"/>
      <text:p text:style-name="P18"/>
      <text:p text:style-name="P18"/>
      <text:p text:style-name="P18"/>
      <text:p text:style-name="P18"/>
      <text:p text:style-name="P18"/>
      <text:p text:style-name="P18"/>
      <text:p text:style-name="P7"><text:span text:style-name="T1">Студент:</text:span><text:span text:style-name="T3"> <text:tab/>( И.С. Сидоров)</text:span></text:p>
      <text:p text:style-name="P7"><text:span text:style-name="T1">Руководитель: <text:tab/></text:span><text:span text:style-name="T2">( М.Д. Степанова</text:span><text:span text:style-name="T4">)</text:span></text:p>
      <text:p text:style-name="P7"><text:span text:style-name="T1">Руководитель: <text:tab/></text:span><text:span text:style-name="T2">( М.В. Кирилюк</text:span><text:span text:style-name="T4">)</text:span></text:p>
      <text:p text:style-name="P8"/>
      <text:p text:style-name="P7"/>
      <text:p text:style-name="P31"/>
      <text:p text:style-name="P31"/>
      <text:p text:style-name="P5">МИНСК</text:p>
      <text:p text:style-name="P5"/>
      <text:p text:style-name="P6">2010</text:p>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32">СОДЕРЖАНИЕ</text:p>
          </text:index-title>
          <text:p text:style-name="P33">ВВЕДЕНИЕ<text:tab/>5</text:p>
          <text:p text:style-name="P33"><text:s/>1 МЕТОДЫ И ТЕХНОЛОГИИ ПОСТРОЕНИЯ ИНТЕРНЕТ-ПРИЛОЖЕНИЙ.<text:tab/>6</text:p>
          <text:p text:style-name="P34"><text:s/>1.1 Анализ требований к системе.<text:tab/>6</text:p>
          <text:p text:style-name="P34"><text:s/>1.2 Анализ режима работы системы.<text:tab/>7</text:p>
          <text:p text:style-name="P34"><text:s/>1.3 Информационно-справочные системы предоставляющие информацию юридического характера.<text:tab/>8</text:p>
          <text:p text:style-name="P34"><text:s/>1.4 Технологии систем построения Интернет-приложений.<text:tab/>10</text:p>
          <text:p text:style-name="P34"><text:s/>1.5 Технические требования к разрабатываемой системе.<text:tab/>13</text:p>
          <text:p text:style-name="P34"><text:s/>1.6 Подведение итогов аналитического раздела.<text:tab/>13</text:p>
          <text:p text:style-name="P33"><text:s/>2 ПРОЕКТИРОВАНИЕ ИНТЕРНЕТ-ПРИЛОЖЕНИЯ.<text:tab/>14</text:p>
          <text:p text:style-name="P34"><text:s/>2.1 Проектирование вариантов использования системы.<text:tab/>14</text:p>
          <text:p text:style-name="P34"><text:s/>2.2 Проектирование подсистемы хранения информации.<text:tab/>16</text:p>
          <text:p text:style-name="P34"><text:s/>2.3 Проектирование пользовательского интерфейса системы.<text:tab/>19</text:p>
          <text:p text:style-name="P34"><text:s/>2.4 Проектирование подсистемы преобразования и подготовки данных для подачи пользователю.<text:tab/>22</text:p>
          <text:p text:style-name="P33">ЗАКЛЮЧЕНИЕ<text:tab/>25</text:p>
          <text:p text:style-name="P33">СПИСОК ЛИТЕРАТУРЫ<text:tab/>26</text:p>
        </text:index-body>
      </text:table-of-content>
      <text:p text:style-name="P3"/>
      <text:h text:style-name="P56" text:outline-level="1" text:is-list-header="true">ВВЕДЕНИЕ</text:h>
      <text:p text:style-name="Text_20_body">Широкое распространение компьютерной техники позволило различным компаниям привлекать новых клиентов, используя глобальную сеть Интернет. Интернет приложения стали одной из главных возможностей для рекламы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text:p>
      <text:p text:style-name="Text_20_body">В сфере юридических услуг приёмами для привлечения клиентов используется бесплатное распространение информации. Такой информацией может стать описание правовых норм, собрание информации из различных правовых норм в одном месте с комментариями и пояснениями. Информация такого рода предоставит потенциальным клиентам возможность получить бесплатную консультацию, или набор инструкций.</text:p>
      <text:p text:style-name="Text_20_body">Текущая база правовых норм доступная пользователю, не является простой для понимания. Поэтому некоторая группировка, классификация информации может стать привлекательной для пользователя, что может показать респектабельность компании. Это и является основополагающим фактором создания Интернет сайта рекламного характера для привлечения новых клиентов.</text:p>
      <text:p text:style-name="Text_20_body">Целью данного дипломного проекта является проектирование Интернет сайта, представляющего информацию, касающуюся юридических норм в удобочитаемом виде.</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ми. Основным назначением такой системы – является привлечение новых клиентов для оказания им юридических услуг.</text:p>
      <text:p text:style-name="Text_20_body">Задачами преддипломной практики являются:</text:p>
      <text:list xml:id="list1530858248" text:style-name="L1">
        <text:list-item>
          <text:p text:style-name="P36">анализ систем предоставляющих информацию, связанную с юридической деятельностью;</text:p>
        </text:list-item>
        <text:list-item>
          <text:p text:style-name="P36">анализ технологий построения Интернет приложений;</text:p>
        </text:list-item>
        <text:list-item>
          <text:p text:style-name="P36">проектирование Интернет приложения.</text:p>
        </text:list-item>
      </text:list>
      <text:list xml:id="list1052459170" text:style-name="L2">
        <text:list-header>
          <text:p text:style-name="P44"/>
        </text:list-header>
      </text:list>
      <text:p text:style-name="Text_20_body"/>
      <text:p text:style-name="Text_20_body"/>
      <text:p text:style-name="Text_20_body"/>
      <text:h text:style-name="Heading_20_1" text:outline-level="1" text:restart-numbering="true" text:start-value="-1">МЕТОДЫ И ТЕХНОЛОГИИ ПОСТРОЕНИЯ ИНТЕРНЕТ-ПРИЛОЖЕНИЙ.</text:h>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Text_20_body">Системные требования, предъявляемые к Интернет-приложениям,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 Разрабатываемая система должна ежедневно и круглосуточно предоставлять информацию юридического характера пользователю. Поэтому главным требованием к системе является её постоянная работа и готовность к обработке запросов пользователя.</text:p>
      <text:p text:style-name="Text_20_body">Программные системы, являющиеся Интернет сайтами, имеют три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описанных способов хранения информации. Плюсами СУБД являются: возможность использования в качестве выделенной подсистемы, позволяющей просто отделять её от других подсистем и использовать в качестве части другой системы,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что все действия совершаемые подсистемой отображения информации требуют использования подсистемы подготовки данных, а все действия подготовки <text:soft-page-break/>данных запускаются в результате работы подсистемы отображения информации. В качестве известных примеров такой подсистемы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 сайты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text:p>
      <text:p text:style-name="Text_20_body">Задачей разрабатываемой системы, является подача требуемой информации пользователю. Таким образом, можно сказать, что система является информационно-поисковой. Задача классификации предоставляемых услуг решается с помощью ручной классификации информации об услугах и нормативных документов касающихся этих услуг. В качестве средства для классификации информации об услугах система должна позволять добавлять, редактировать, удалять записи о предоставляемых услугах наиболее простым образом (в качестве дополнительной особенности, можно выделить возможность упорядочивания предоставляемых услуг в определённом порядке). В качестве средства для классификации нормативных документов, наиболее подходящим будет возможность отображать определенный каталог файловой системы пользователю. Такая возможность - позволит администратору системы простым образом классифицировать документы с помощью размещения их в каталог, название каталога - автоматически станет названием группы нормативных документов. Простым переносом файла, каталога администратор сможет реорганизовать структуру классифицированных документов.</text:p>
      <text:p text:style-name="P22">Таким образом, можно выдвинуть следующие требования к системе: наличие реляционной СУБД для хранения данных, наличие «web» сервера, для обработки запросов пользователя, наличие языка генерации текстовой информации, возможность доступа к файлам и каталогам файловой системы используемого языка генерации текстовой информации. Для работы таких подсистем достаточно мощностей современного пользовательского компьютера.</text:p>
      <text:h text:style-name="Heading_20_2" text:outline-level="2">Анализ режима работы системы.</text:h>
      <text:p text:style-name="Text_20_body">Режимом работы системы называется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text:soft-page-break/>систем).</text:p>
      <text:p text:style-name="Text_20_body">Нагрузка на Интернет-приложения зависит от количества пользователей использующих его одновременно и от количества информации запрашиваемой 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Sqlite». Данные СУБД предоставляют возможность бесплатного использования в любых проектах.</text:p>
      <text:p text:style-name="Text_20_body">В качестве средств, для разработки подсистемы преобразования и подготовки данных и подсистемы отображения информации, разработчику допустимо использовать открытые системы управления данными базирующиеся на различных языках программирования, например «Joomla» для «PHP», «Ruby On Rails» для «Ruby».</text:p>
      <text:p text:style-name="Text_20_body">Перечисленные средства предназначены для создания Интернет-приложений, а также могут работать круглосуточно с достаточно большим количеством предоставляемой информации.</text:p>
      <text:p text:style-name="P24">Таким образом, разрабатываемая система будет работать круглосуточно, без каких либо перерывов получаемых в результате дополнений и изменений в системе.</text:p>
      <text:h text:style-name="P57" text:outline-level="2">Информационно-справочные системы предоставляющие информацию юридического характера.</text:h>
      <text:p text:style-name="P24">Проанализируем существующие системы представляющие информацию об оказываемых юридических услугах.</text:p>
      <text:p text:style-name="Text_20_body"><text:span text:style-name="T8">Система компании «Юридическое агентство Владимира Глазунова» (</text:span><text:a xlink:type="simple" xlink:href="http://www.glazunov.by/index.html">http://www.glazunov.by/index.html</text:a><text:span text:style-name="T8">) представляет информацию об оказываемых услугах в виде набора страниц, перемещаться между которыми можно используя ссылки главного меню системы. Система группирует различные услуги оказываемые компанией в следующие разделы: «Юридическая консультация», «Защита в суде. Судебные споры», «Регистрация, реорганизация юридических лиц», «Лицензирование», «Взыскание задолженности». А также даёт возможность посмотреть наиболее частые запросы пользователей, касающиеся юридических услуг (например, «Регистрация ООО», «Регистрация ЗАО», «Регистрация ЧУП»). Среди плюсов системы выделим: удобство </text:span><text:soft-page-break/><text:span text:style-name="T8">интерфейса пользователя. Среди минусов системы: система не предоставляет никакой дополнительной информации для потенциальных клиентов (например, нормативные документы, касающиеся заключения договоров); система не предоставляет информации: с какими клиентами работает, каких результатов достигли клиенты при работе с юридическим агентством.</text:span></text:p>
      <text:p text:style-name="Text_20_body"><text:span text:style-name="T8">Система компании «Ол Инклюзив» (</text:span><text:a xlink:type="simple" xlink:href="http://www.all-inclusive.com.ua/ru/">http://www.all-inclusive.com.ua/ru/</text:a><text:span text:style-name="T8">) представляет информацию рекламного характера по оказываемым юридическим услугам. Данная система содержит набор статических страниц, на которых описывается информация, касающаяся оказываемой услуги. </text:span><text:span text:style-name="T7">Оказываемые услуги объединены в группы: </text:span></text:p>
      <text:list xml:id="list777929592" text:style-name="L3">
        <text:list-item>
          <text:p text:style-name="P45"><text:span text:style-name="T9">«Регистрация предприятия» (включает в себя «регистрация физического лица - предпринимателя»; «регистрация частного предприятия»; «регистрация общества с ограниченной ответственностью»; «регистрация дочернего предприятия»; «регистрация общественной организации»; «регистрация изменений (перерегистрация)»; «изготовление печати»; </text:span><text:span text:style-name="T9">«дополнительные услуги при регистрации»).</text:span></text:p>
        </text:list-item>
        <text:list-item>
          <text:p text:style-name="P43">«Ликвидация предприятия» (включает в себя «ликвидация предприятия по решению учредителей»; «сверхускоренная ликвидация»; «ликвидация 'проблемных' предприятий - банкротство»).</text:p>
        </text:list-item>
        <text:list-item>
          <text:p text:style-name="P43">«Судебная практика» (включает в себя «хозяйственные споры»; «гражданские споры»; «трудовые споры»; «семейные споры»; «наследственные споры»; «земельные споры»; «помощь при ДТП»; «налоговые споры» и др.).</text:p>
        </text:list-item>
        <text:list-item>
          <text:p text:style-name="P43">«Возврат долгов, выплат и депозитов» (включает в себя «споры с банками и кредитными обществами»; «споры со страховыми компаниями»; «возврат долгов»).</text:p>
        </text:list-item>
        <text:list-item>
          <text:p text:style-name="P43">«Исполнение судебных решений»;</text:p>
        </text:list-item>
        <text:list-item>
          <text:p text:style-name="P43">«Третейский суд» (включает в себя «компетенция третейского суда», «разрешение спорных вопросов в третейском суде»);</text:p>
        </text:list-item>
        <text:list-item>
          <text:p text:style-name="P43">«Узаконивание» (включает в себя «узаконивание самовольных самостроев»; «узаконивание перепланировок»; «признание права собственности»);</text:p>
        </text:list-item>
        <text:list-item>
          <text:p text:style-name="P43">«Регистрация прав собственности на объекты недвижимости»;</text:p>
        </text:list-item>
        <text:list-item>
          <text:p text:style-name="P43">«Юридическое сопровождение государственных закупок»;</text:p>
        </text:list-item>
        <text:list-item>
          <text:p text:style-name="P43">«Корпоративное управление и обслуживание организаций»;</text:p>
        </text:list-item>
        <text:list-item>
          <text:p text:style-name="P43">«Составление, анализ и сопровождение контрактов и договоров»;</text:p>
        </text:list-item>
        <text:list-item>
          <text:p text:style-name="P43">«Регистрация прав интеллектуальной собственности»;</text:p>
        </text:list-item>
        <text:list-item>
          <text:p text:style-name="P43">«Абонентское юридическое обслуживание»;</text:p>
        </text:list-item>
        <text:list-item>
          <text:p text:style-name="P43"><text:soft-page-break/>«Абонентское бухгалтерское обслуживание».</text:p>
        </text:list-item>
      </text:list>
      <text:p text:style-name="P23">Стоит отметить, что некоторые страницы не содержат информации, а только сообщают о том, что она скоро появится. Плюсами этой системы являются: удобная группировка оказываемых услуг и как следствие простота поиска необходимой услуги. Минусами системы является отсутствие информации по некоторым из услуг, отсутствие списка клиентов и приносимой компанией «Ол Инклюзив» прибыли для клиентов.</text:p>
      <text:p text:style-name="P23">Таким образом, можно заметить, что разрабатываемая система должна отвечать требованиям удобства поиска информации об оказываемых услугах юридического характера, а также дополнительно предоставлять сопровождающую информацию о работе предприятия (например, информацию о выгоде приносимой предприятием для клиентов).</text:p>
      <text:h text:style-name="Heading_20_2" text:outline-level="2">Технологии систем построения Интернет-приложений.</text:h>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0">Сравнение количества выпущенных версий, найденных ошибок (безопасность систем):</text:p>
      <text:list xml:id="list1701669549" text:style-name="L4">
        <text:list-item>
          <text:p text:style-name="P46">«Drupal»,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46">«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text:p>
        </text:list-item>
        <text:list-item>
          <text:p text:style-name="P46">«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text:p>
        </text:list-item>
      </text:list>
      <text:p text:style-name="P20">Сравнение наличия и качества русской документации, для сравнения <text:soft-page-break/>количества разработчиков использующих системы:</text:p>
      <text:list xml:id="list692359038" text:style-name="L5">
        <text:list-item>
          <text:p text:style-name="P47">«<text:span text:style-name="T10">Drupal», несмотря на то, что р</text:span><text:span text:style-name="T5">усское сообщество занимается переводом документации на Drupal, белых пятен еще много. Ситуация отчасти </text:span><text:span text:style-name="T5">компенсируется самописными статьями и руководствами. Документация на модули по большей части не переведена.</text:span></text:p>
        </text:list-item>
        <text:list-item>
          <text:p text:style-name="P37">«Joomla», русскоязычной документации достаточно много, включая не только переводы официальных документов, но и авторские статьи.</text:p>
        </text:list-item>
        <text:list-item>
          <text:p text:style-name="P37">«WordPress», русскоязычной документации нет, однако англоязычная документация построена очень удобно для программиста.</text:p>
        </text:list-item>
      </text:list>
      <text:p text:style-name="Text_20_body"><text:span text:style-name="T6">Способы борьбы с нежелательным содержимым:</text:span><text:span text:style-name="T5"> все библиотеки имеют возможность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p>
      <text:p text:style-name="P21">Возможности интеграции с технологиями построения форума, для возможного последующего расширения:</text:p>
      <text:list xml:id="list183928314" text:style-name="L6">
        <text:list-item>
          <text:p text:style-name="P38">«Drupal», существует возможность интеграции с форумной системой «phpBB».</text:p>
        </text:list-item>
        <text:list-item>
          <text:p text:style-name="P38">«Joomla», существует возможность запуска встроенного форума «FireBoard».</text:p>
        </text:list-item>
        <text:list-item>
          <text:p text:style-name="P38">«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21">Наличие визуального редактора:</text:p>
      <text:list xml:id="list1973665106" text:style-name="L7">
        <text:list-item>
          <text:p text:style-name="P39">«Drupal», существует возможность использования известных визуальных редакторов «TinyMCE», «FCKEditor». Данные редакторы имеют широкие возможности изменения интерфейса пользователя (добавление, удаление элементов интерфейса).</text:p>
        </text:list-item>
        <text:list-item>
          <text:p text:style-name="P39">«Joomla», имеет возможность подключения большого количества таких редакторов. Наиболее известным для интегрирования является «JCE».</text:p>
        </text:list-item>
        <text:list-item>
          <text:p text:style-name="P39">«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21">Возможность использования шаблонов оформления:</text:p>
      <text:list xml:id="list129001074" text:style-name="L8">
        <text:list-item>
          <text:p text:style-name="P40">«Drupal» имеет разнообразные возможности управления темами оформления. Администраторская панель позволяет настраивать цвета разных элементов.</text:p>
        </text:list-item>
        <text:list-item>
          <text:p text:style-name="P48"><text:soft-page-break/><text:span text:style-name="T5">«Joomla» имеет специальную систему «ContentTemplater» </text:span><text:span text:style-name="T5">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text:span></text:p>
        </text:list-item>
        <text:list-item>
          <text:p text:style-name="P40">«WordPress» им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text:p>
        </text:list-item>
      </text:list>
      <text:p text:style-name="P21">Расширенная функциональность:</text:p>
      <text:list xml:id="list82026989" text:style-name="L9">
        <text:list-item>
          <text:p text:style-name="P41">«Drupal» в официальном хранилище имеется около одной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41">«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41">«WordPress» расширения представляют собой «php»-скрипты. Эти скрипты позволяют дополнять и перекрывать существующую функциональность.</text:p>
        </text:list-item>
      </text:list>
      <text:p text:style-name="P21">Кодировки:</text:p>
      <text:list xml:id="list340350228" text:continue-numbering="true" text:style-name="L9">
        <text:list-item>
          <text:p text:style-name="P41">«Drupal» использует UTF-8, поэтому проблем с кодировками нет.</text:p>
        </text:list-item>
        <text:list-item>
          <text:p text:style-name="P41">«Joomla» даёт возможность использовать как UTF-8 так кодировку «CP1251», однако последняя может приводить к наличию различных проблем.</text:p>
        </text:list-item>
        <text:list-item>
          <text:p text:style-name="P49"><text:span text:style-name="T5">«WordPress» позволяет использовать любую кодировку, однако для </text:span><text:span text:style-name="T5">корректной работы требуется установить ту же кодировку, в используемой базе данных.</text:span></text:p>
        </text:list-item>
      </text:list>
      <text:p text:style-name="P21">Экспортирование и импортирование данных:</text:p>
      <text:list xml:id="list862562490" text:style-name="L10">
        <text:list-item>
          <text:p text:style-name="P42">«Drupal» обладает возможностью использовать множество различных конверторов. Такие конверторы используются как для различных миграций (например, между версиями), так и для работы с различными форматами (например «CSV»).</text:p>
        </text:list-item>
        <text:list-item>
          <text:p text:style-name="P42">«Joomla» не имеет встроенных способов конвертации, это связано, что основной задачей «Joomla» не является поддержка различных движков для общения. Поэтому программист использующий «Joomla» должен сам создать возможность экспорта.</text:p>
        </text:list-item>
        <text:list-item>
          <text:p text:style-name="P42"><text:soft-page-break/>«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Произведя сравнение библиотек построения Интернет приложений,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не дают возможности выявить более подходящую библиотеку. Поэтому для построения наиболее эффективной системы, требуется учитывать фактор простоты поиска персонала для обслуживания. Наиболее популярная библиотека имеет наибольшее количество использующих её программистов. Поэтому в качестве библиотеки для построения Интернет-приложения мы будем использовать «Joomla».</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345128274" text:style-name="L11">
        <text:list-item>
          <text:p text:style-name="P50">обеспечение наиболее оптимального использования технических ресурсов используемого ЭВМ;</text:p>
        </text:list-item>
        <text:list-item>
          <text:p text:style-name="P50">возможность запуска со стандартным для библиотеки «Joomla» программными серверами («Apache», «MySQL»);</text:p>
        </text:list-item>
        <text:list-item>
          <text:p text:style-name="P50">работа под операционными системами семейства «Linux».</text:p>
        </text:list-item>
      </text:list>
      <text:p text:style-name="Text_20_body"/>
      <text:h text:style-name="Heading_20_2" text:outline-level="2">Подведение итогов аналитического раздела.</text:h>
      <text:p text:style-name="Text_20_body">В качестве подведения итогов обзорно-аналитического раздела опишем сделанные в данном разделе выводы. </text:p>
      <text:p text:style-name="Text_20_body">Разрабатываемое приложение является информационно-справочной системой содержащей информацию об услугах предоставляемых предприятием; нормативные документы, которые должны быть представлены в виде иерархической структуры; информацию о клиентах с которыми предприятие имело дело. Задача классификации решается администратором сайта, посредствам определения порядка расположения общей информации об оказываемых услугах и определения структуры системы файлов-каталогов для нормативных документов касающихся оказываемых услуг.</text:p>
      <text:p text:style-name="Text_20_body">Данное приложение будет использовать библиотеку построения Интернет приложений «Joomla», для ускорения хода разработки. </text:p>
      <text:p text:style-name="Text_20_body">Разрабатываемое приложение должно соответствовать техническим характеристикам, устанавливаемым аппаратно-программной базой <text:soft-page-break/>предприятия.</text:p>
      <text:h text:style-name="Heading_20_1" text:outline-level="1">ПРОЕКТИРОВАНИЕ ИНТЕРНЕТ-ПРИЛОЖЕНИЯ.</text:h>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поставленные предприятием к функциям системы, содержат:</text:p>
      <text:list xml:id="list1137030312" text:style-name="L12">
        <text:list-item>
          <text:p text:style-name="P55">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55">просмотр информации о предоставляемых предприятием услугах (юридические и бухгалтерские услуги); </text:p>
        </text:list-item>
        <text:list-item>
          <text:p text:style-name="P55">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 </text:p>
        </text:list-item>
        <text:list-item>
          <text:p text:style-name="P55">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55">просмотр пользователем новостей в юридическом законодательстве;</text:p>
        </text:list-item>
        <text:list-item>
          <text:p text:style-name="P55">создание и редактирование новостной информации администратором системы.</text:p>
        </text:list-item>
      </text:list>
      <text:p text:style-name="Text_20_body">Опишем варианты взаимодействия пользователей системы с помощью диаграммы «Вариантов использования» на рисунке <text:sequence-ref text:reference-format="value" text:ref-name="refDrawing0">2.1</text:sequence-ref>.</text:p>
      <text:p text:style-name="Text_20_body">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 Интернет-приложения.</text:p>
      <text:p text:style-name="P25"><draw:frame draw:style-name="fr1" draw:name="Врезка1" text:anchor-type="paragraph" svg:x="3.334cm" svg:y="-0.064cm" svg:width="10.991cm" draw:z-index="16"><draw:text-box fo:min-height="10.853cm"><text:p text:style-name="Drawing"><draw:frame draw:style-name="fr4" draw:name="Графический объект1" text:anchor-type="char" svg:x="0cm" svg:y="0.339cm" svg:width="10.991cm" style:rel-width="100%" svg:height="10.853cm" style:rel-height="scale" draw:z-index="17"><draw:image xlink:href="../%D0%94%D0%B8%D0%B0%D0%B3%D1%80%D0%B0%D0%BC%D0%BC%D0%B0_%D0%B2%D0%B0%D1%80%D0%B8%D0%B0%D0%BD%D1%82%D0%BE%D0%B2_%D0%B8%D1%81%D0%BF%D0%BE%D0%BB%D1%8C%D0%B7%D0%BE%D0%B2%D0%B0%D0%BD%D0%B8%D1%8F21_FAMonitorTool.png" xlink:type="simple" xlink:show="embed" xlink:actuate="onLoad"/></draw:frame>Рисунок <text:sequence text:ref-name="refDrawing0" text:name="Drawing" text:formula="ooow:Drawing+1" style:num-format="1">2.1</text:sequence> Диаграмма вариантов использования системы клиентом.</text:p></draw:text-box></draw:frame><text:soft-page-break/><text:tab/>В итоге проектирования вариантов использования для работы с потенциальными клиентами предприятия можно сказать, что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text:sequence-ref text:reference-format="value" text:ref-name="refDrawing1">2.2</text:sequence-ref>.</text:p>
      <text:p text:style-name="Text_20_body">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труктуры нормативных документов, доступных для просмотра.</text:p>
      <text:h text:style-name="Heading_20_2" text:outline-level="2"><draw:frame draw:style-name="fr2" draw:name="Врезка2" text:anchor-type="paragraph" svg:x="2.447cm" svg:y="0.259cm" svg:width="11.772cm" draw:z-index="0"><draw:text-box fo:min-height="10.793cm"><text:p text:style-name="Drawing"><draw:frame draw:style-name="fr5" draw:name="Графический объект2" text:anchor-type="char" svg:x="0.004cm" svg:y="0.002cm" svg:width="11.772cm" style:rel-width="100%" svg:height="10.793cm" style:rel-height="scale" draw:z-index="12"><draw:image xlink:href="../%D0%94%D0%B8%D0%B0%D0%B3%D1%80%D0%B0%D0%BC%D0%BC%D0%B0_%D0%B2%D0%B0%D1%80%D0%B8%D0%B0%D0%BD%D1%82%D0%BE%D0%B2_%D0%B8%D1%81%D0%BF%D0%BE%D0%BB%D1%8C%D0%B7%D0%BE%D0%B2%D0%B0%D0%BD%D0%B8%D1%8F22_FAMonitorTool.png" xlink:type="simple" xlink:show="embed" xlink:actuate="onLoad"/></draw:frame>Рисунок <text:sequence text:ref-name="refDrawing1" text:name="Drawing" text:formula="ooow:Drawing+1" style:num-format="1">2.2</text:sequence> Диаграмма вариантов использования системы администратором</text:p></draw:text-box></draw:frame><text:soft-page-break/>Проектирование подсистемы хранения информации.</text:h>
      <text:p text:style-name="Text_20_body">Подсистема хранения информации используется для возможности быстрого доступа к данным, удобной навигации и защищенности данных. СУБД должна обеспечивать требованиям скорости доступа и защиты данных при множественном взаимодействии (несколько приложений может одновременно записывать данные в подсистему хранения информации и считывать эти данные; задачей подсистемы является корректная работа с записями и корректная обработка существующих и создаваемых записей).</text:p>
      <text:p text:style-name="Text_20_body">Для нашей системы требуется использование нескольких элементов, которые не являются связными. Поэтому проектирование таблиц для хранения информации не требует дополнительных преобразований для достижения нормальных форм.</text:p>
      <text:p text:style-name="Text_20_body">Для проектирования таблиц в базе данных выносятся модели следующих элементов системы: «Услуги», «Новости», «Клиенты».</text:p>
      <text:p text:style-name="Text_20_body">Модель элементов «Клиенты» содержит следующие поля: «Заголовок», «Содержание», «Дата окончания публикации», «Изображение малого размера для отображения в списке», «Изображение большого размера». Диаграмма <text:soft-page-break/>класса «Клиент» представлена на рисунке <text:sequence-ref text:reference-format="value" text:ref-name="refDrawing2">2.3</text:sequence-ref>.</text:p>
      <text:p text:style-name="P25"><draw:frame draw:style-name="fr3" draw:name="Врезка4" text:anchor-type="paragraph" svg:width="10.365cm" draw:z-index="3"><draw:text-box fo:min-height="4.618cm"><text:p text:style-name="Drawing"><draw:frame draw:style-name="fr6" draw:name="Графический объект4" text:anchor-type="paragraph" svg:x="1.141cm" svg:y="0.213cm" svg:width="8.124cm" style:rel-width="78%" svg:height="3.962cm" style:rel-height="scale" draw:z-index="4"><draw:image xlink:href="../%D0%B4%D0%B8%D0%B0%D0%B3%D1%80%D0%B0%D0%BC%D0%BC%D0%B0_%D0%BA%D0%BB%D0%B0%D1%81%D1%81%D0%B0_%D0%BA%D0%BB%D0%B8%D0%B5%D0%BD%D1%82.png" xlink:type="simple" xlink:show="embed" xlink:actuate="onLoad"/></draw:frame>Рисунок <text:sequence text:ref-name="refDrawing2" text:name="Drawing" text:formula="ooow:Drawing+1" style:num-format="1">2.3</text:sequence> Диаграмма класса "Клиент"</text:p></draw:text-box></draw:frame><text:tab/>Модель элементов «Новости» содержит следующие поля: «Название», «Короткое название», «Содержание». Диаграмма класса «Новость» представлена на рисунке <text:sequence-ref text:reference-format="value" text:ref-name="refDrawing3">2.4</text:sequence-ref>.</text:p>
      <text:p text:style-name="P25"><draw:frame draw:style-name="fr3" draw:name="Врезка5" text:anchor-type="paragraph" svg:width="10.388cm" draw:z-index="5"><draw:text-box fo:min-height="4.332cm"><text:p text:style-name="Drawing"><draw:frame draw:style-name="fr7" draw:name="Графический объект5" text:anchor-type="paragraph" svg:y="0.002cm" svg:width="8.659cm" style:rel-width="83%" svg:height="3.235cm" style:rel-height="scale" draw:z-index="6"><draw:image xlink:href="../%D0%B4%D0%B8%D0%B0%D0%B3%D1%80%D0%B0%D0%BC%D0%BC%D0%B0_%D0%BA%D0%BB%D0%B0%D1%81%D1%81%D0%B0_%D0%BD%D0%BE%D0%B2%D0%BE%D1%81%D1%82%D1%8C.png" xlink:type="simple" xlink:show="embed" xlink:actuate="onLoad"/></draw:frame>Рисунок <text:sequence text:ref-name="refDrawing3" text:name="Drawing" text:formula="ooow:Drawing+1" style:num-format="1">2.4</text:sequence> Диаграмма класса "Новость"</text:p></draw:text-box></draw:frame><text:tab/>Модель элементов «Услуги» содержит поля: «Название», «Краткое описание», «Полное описание». Диаграмма класса «Услуг<text:span text:style-name="T11">а</text:span>» представлена на рисунке <text:sequence-ref text:reference-format="value" text:ref-name="refDrawing4">2.5</text:sequence-ref>.</text:p>
      <text:p text:style-name="P25"><draw:frame draw:style-name="fr3" draw:name="Врезка6" text:anchor-type="paragraph" svg:width="10.091cm" draw:z-index="7"><draw:text-box fo:min-height="4.128cm"><text:p text:style-name="Drawing"><draw:frame draw:style-name="fr7" draw:name="Графический объект6" text:anchor-type="paragraph" svg:y="0.002cm" svg:width="8.511cm" style:rel-width="84%" svg:height="3.067cm" style:rel-height="scale" draw:z-index="8"><draw:image xlink:href="../%D0%B4%D0%B8%D0%B0%D0%B3%D1%80%D0%B0%D0%BC%D0%BC%D0%B0_%D0%BA%D0%BB%D0%B0%D1%81%D1%81%D0%B0_%D1%83%D1%81%D0%BB%D1%83%D0%B3%D0%B0.png" xlink:type="simple" xlink:show="embed" xlink:actuate="onLoad"/></draw:frame>Рисунок <text:sequence text:ref-name="refDrawing4" text:name="Drawing" text:formula="ooow:Drawing+1" style:num-format="1">2.5</text:sequence> Диаграмма класса "Услуга"</text:p></draw:text-box></draw:frame><text:tab/>Учитывая особенности библиотеки «Joomla», все элементы, используемые в системе, требуют создания возможности привязки типов элементов к страницам Интернет приложения, а также размещения спроектированной структуры в структуру элементов системы «Joomla», и как следствие создания связи элементов с группами для корректного отображения. Поэтому таблица «категорий» системы «Joomla» должна содержать элементы <text:soft-page-break/>соответствующие используемым моделям «Клиенты», «Новости», «Услуги», а каждая из этих таблиц дополняется внешним ключом, который указывает, к какой категории относится элемент. Для проектирования соответствий между спроектированными моделями и моделью предоставляемой системой «Joomla» создадим таблицу соответствий (таблиц<text:span text:style-name="T11">ы</text:span> <text:sequence-ref text:reference-format="value" text:ref-name="refTable0">2.1</text:sequence-ref>, <text:sequence-ref text:reference-format="value" text:ref-name="refTable1">2.2</text:sequence-ref>, <text:sequence-ref text:reference-format="value" text:ref-name="refTable2">2.3</text:sequence-ref>), и схему классов используемой модели (рисунок <text:sequence-ref text:reference-format="value" text:ref-name="refDrawing5">2.6</text:sequence-ref>).</text:p>
      <text:p text:style-name="P29">Таблица <text:sequence text:ref-name="refTable0" text:name="Table" text:formula="ooow:Table+1" style:num-format="1">2.1</text:sequence> Соответствие между классом "Клиент" и классом 'content' "Joomla".</text:p>
      <table:table table:name="Таблица21" table:style-name="Таблица21">
        <table:table-column table:style-name="Таблица21.A"/>
        <table:table-column table:style-name="Таблица21.B"/>
        <table:table-row>
          <table:table-cell table:style-name="Таблица21.A1" office:value-type="string">
            <text:p text:style-name="P28">Член класса «Клиент»</text:p>
          </table:table-cell>
          <table:table-cell table:style-name="Таблица21.B1" office:value-type="string">
            <text:p text:style-name="P28">Член класса 'content' системы «Joomla»</text:p>
          </table:table-cell>
        </table:table-row>
        <table:table-row>
          <table:table-cell table:style-name="Таблица21.A2" office:value-type="string">
            <text:p text:style-name="P27">Заголовок</text:p>
          </table:table-cell>
          <table:table-cell table:style-name="Таблица21.B2" office:value-type="string">
            <text:p text:style-name="P27">'title'</text:p>
          </table:table-cell>
        </table:table-row>
        <table:table-row>
          <table:table-cell table:style-name="Таблица21.A2" office:value-type="string">
            <text:p text:style-name="P27">Содержание</text:p>
          </table:table-cell>
          <table:table-cell table:style-name="Таблица21.B2" office:value-type="string">
            <text:p text:style-name="P27">'fulltext'</text:p>
          </table:table-cell>
        </table:table-row>
        <table:table-row>
          <table:table-cell table:style-name="Таблица21.A2" office:value-type="string">
            <text:p text:style-name="P27">Дата окончания публикации</text:p>
          </table:table-cell>
          <table:table-cell table:style-name="Таблица21.B2" office:value-type="string">
            <text:p text:style-name="P27">'publish_down'</text:p>
          </table:table-cell>
        </table:table-row>
        <table:table-row>
          <table:table-cell table:style-name="Таблица21.A2" office:value-type="string">
            <text:p text:style-name="P27">Изображение малого размера</text:p>
          </table:table-cell>
          <table:table-cell table:style-name="Таблица21.B2" office:value-type="string">
            <text:p text:style-name="P27">'images'</text:p>
          </table:table-cell>
        </table:table-row>
        <table:table-row>
          <table:table-cell table:style-name="Таблица21.A2" office:value-type="string">
            <text:p text:style-name="P27">Изображение большого размера</text:p>
          </table:table-cell>
          <table:table-cell table:style-name="Таблица21.B2" office:value-type="string">
            <text:p text:style-name="P27">'images'</text:p>
          </table:table-cell>
        </table:table-row>
      </table:table>
      <text:p text:style-name="P25"/>
      <text:p text:style-name="P29">Таблица <text:sequence text:ref-name="refTable1" text:name="Table" text:formula="ooow:Table+1" style:num-format="1">2.2</text:sequence> Соответствие между классом "Новость" и классом 'content' "Joomla".</text:p>
      <table:table table:name="Таблица1" table:style-name="Таблица1">
        <table:table-column table:style-name="Таблица1.A"/>
        <table:table-column table:style-name="Таблица1.B"/>
        <table:table-row>
          <table:table-cell table:style-name="Таблица1.A1" office:value-type="string">
            <text:p text:style-name="P28">Член класса «Новость»</text:p>
          </table:table-cell>
          <table:table-cell table:style-name="Таблица1.B1" office:value-type="string">
            <text:p text:style-name="P28">Член класса 'content' системы «Joomla»</text:p>
          </table:table-cell>
        </table:table-row>
        <table:table-row>
          <table:table-cell table:style-name="Таблица1.A2" office:value-type="string">
            <text:p text:style-name="P27">Название</text:p>
          </table:table-cell>
          <table:table-cell table:style-name="Таблица1.B2" office:value-type="string">
            <text:p text:style-name="P27">'title'</text:p>
          </table:table-cell>
        </table:table-row>
        <table:table-row>
          <table:table-cell table:style-name="Таблица1.A2" office:value-type="string">
            <text:p text:style-name="P27">Короткое название</text:p>
          </table:table-cell>
          <table:table-cell table:style-name="Таблица1.B2" office:value-type="string">
            <text:p text:style-name="P27">'title_alias'</text:p>
          </table:table-cell>
        </table:table-row>
        <table:table-row>
          <table:table-cell table:style-name="Таблица1.A2" office:value-type="string">
            <text:p text:style-name="P27">Содержание</text:p>
          </table:table-cell>
          <table:table-cell table:style-name="Таблица1.B2" office:value-type="string">
            <text:p text:style-name="P27">'fulltext'</text:p>
          </table:table-cell>
        </table:table-row>
      </table:table>
      <text:p text:style-name="P25"/>
      <text:p text:style-name="P29">Таблица <text:sequence text:ref-name="refTable2" text:name="Table" text:formula="ooow:Table+1" style:num-format="1">2.3</text:sequence> Соответствие между классом "Услуга" и классом 'content' "Joomla".</text:p>
      <table:table table:name="Таблица2" table:style-name="Таблица2">
        <table:table-column table:style-name="Таблица2.A"/>
        <table:table-column table:style-name="Таблица2.B"/>
        <table:table-row>
          <table:table-cell table:style-name="Таблица2.A1" office:value-type="string">
            <text:p text:style-name="P28">Член класса «Услуга»</text:p>
          </table:table-cell>
          <table:table-cell table:style-name="Таблица2.B1" office:value-type="string">
            <text:p text:style-name="P28">Член класса 'content' системы «Joomla»</text:p>
          </table:table-cell>
        </table:table-row>
        <table:table-row>
          <table:table-cell table:style-name="Таблица2.A2" office:value-type="string">
            <text:p text:style-name="P27">Название</text:p>
          </table:table-cell>
          <table:table-cell table:style-name="Таблица2.B2" office:value-type="string">
            <text:p text:style-name="P27">'title'</text:p>
          </table:table-cell>
        </table:table-row>
        <table:table-row>
          <table:table-cell table:style-name="Таблица2.A2" office:value-type="string">
            <text:p text:style-name="P27">Короткое название</text:p>
          </table:table-cell>
          <table:table-cell table:style-name="Таблица2.B2" office:value-type="string">
            <text:p text:style-name="P27">'title_alias'</text:p>
          </table:table-cell>
        </table:table-row>
        <table:table-row>
          <table:table-cell table:style-name="Таблица2.A2" office:value-type="string">
            <text:p text:style-name="P27">Полное описание</text:p>
          </table:table-cell>
          <table:table-cell table:style-name="Таблица2.B2" office:value-type="string">
            <text:p text:style-name="P27">'fulltext'</text:p>
          </table:table-cell>
        </table:table-row>
      </table:table>
      <text:p text:style-name="P26"/>
      <text:p text:style-name="P26"><text:tab/>Модель системы «Документы» требует отдельного каталога, для которого будет создана архитектура файлов - каталогов, используемая в Интернет приложении. Задачей интернет приложения является: считывание списка каталогов и файлов, для заданного (относительно корневого) и выдачи данного списка пользователю для получения дальнейших указаний, какой каталог или файл его интересует.</text:p>
      <text:h text:style-name="Heading_20_2" text:outline-level="2"><draw:frame draw:style-name="fr3" draw:name="Врезка7" text:anchor-type="paragraph" svg:width="16.51cm" draw:z-index="9"><draw:text-box fo:min-height="11.998cm"><text:p text:style-name="Drawing"><draw:frame draw:style-name="fr7" draw:name="Графический объект7" text:anchor-type="paragraph" svg:y="0.002cm" svg:width="13.538cm" style:rel-width="81%" svg:height="11.202cm" style:rel-height="scale" draw:z-index="10"><draw:image xlink:href="../%D0%B4%D0%B8%D0%B0%D0%B3%D1%80%D0%B0%D0%BC%D0%BC%D0%B0_%D0%B0%D0%B4%D0%B0%D0%BF%D1%82%D0%B8%D1%80%D0%BE%D0%B2%D0%B0%D0%BD%D0%BD%D1%8B%D1%85_%D0%BA%D0%BB%D0%B0%D1%81%D1%81%D0%BE%D0%B2_%D0%B4%D0%BB%D1%8F_joomla.png" xlink:type="simple" xlink:show="embed" xlink:actuate="onLoad"/></draw:frame>Рисунок <text:sequence text:ref-name="refDrawing5" text:name="Drawing" text:formula="ooow:Drawing+1" style:num-format="1">2.6</text:sequence> Диаграмма классов подсистемы хранения информации.</text:p></draw:text-box></draw:frame><text:soft-page-break/>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предприятия, и интерфейс для администраторов. Таким образом, нашей задачей на данном этапе становятся: спроектировать интерфейс потенциального клиента системы с учётом устанавливаемых нормативов предприятием, а также спроектировать интерфейс администратора системы с учётом устанавливаемых нормативов предприятием.</text:p>
      <text:p text:style-name="Text_20_body">Пользовательский интерфейс, является одним из главных элементов удобного использования Интернет приложения, поэтому несколько правил, которые следует учитывать при проектировании системы:</text:p>
      <text:list xml:id="list530938872" text:style-name="L13">
        <text:list-item>
          <text:p text:style-name="P51">Интерфейс должен быть наиболее простым для использования, что означает создание только необходимых элементов интерфейса и изображений, не отвлекающих пользователя от содержимого;</text:p>
        </text:list-item>
      </text:list>
      <text:list xml:id="list1614528160" text:style-name="L14">
        <text:list-item>
          <text:p text:style-name="P52">Минимализм интерфейса не должен затруднять работу пользователя с содержимым, что означает простоту доступа к элементам содержимого <text:soft-page-break/>предоставляемого системой;</text:p>
        </text:list-item>
      </text:list>
      <text:list xml:id="list690881369" text:style-name="L15">
        <text:list-item>
          <text:p text:style-name="P53">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 </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и возможности перейти к чтению конкретной новости в полном объёме на каждой странице в виде новостной колонки в левой части страницы. Шаблон страницы представлен на рисунке <text:sequence-ref text:reference-format="value" text:ref-name="refDrawing6">2.7</text:sequence-ref>.</text:p>
      <text:p text:style-name="P25"><draw:frame draw:style-name="fr3" draw:name="Врезка3" text:anchor-type="paragraph" svg:width="16.999cm" draw:z-index="1"><draw:text-box fo:min-height="7.274cm"><text:p text:style-name="Drawing"><draw:frame draw:style-name="fr7" draw:name="Графический объект3" text:anchor-type="paragraph" svg:y="-0.071cm" svg:width="12.578cm" style:rel-width="73%" svg:height="6.648cm" style:rel-height="scale" draw:z-index="2"><draw:image xlink:href="../%D0%94%D0%B8%D0%B0%D0%B3%D1%80%D0%B0%D0%BC%D0%BC%D0%B0_%D0%9F%D0%BE%D0%BB%D1%8C%D0%B7%D0%BE%D0%B2%D0%B0%D1%82%D0%B5%D0%BB%D1%8C%D1%81%D0%BA%D0%BE%D0%B3%D0%BE_%D0%B8%D0%BD%D1%82%D0%B5%D1%80%D1%84%D0%B5%D0%B9%D1%81%D0%B0.png" xlink:type="simple" xlink:show="embed" xlink:actuate="onLoad"/></draw:frame>Рисунок <text:sequence text:ref-name="refDrawing6" text:name="Drawing" text:formula="ooow:Drawing+1" style:num-format="1">2.7</text:sequence> Диаграмма шаблона пользовательского интерфейса.</text:p></draw:text-box></draw:frame><text:tab/>Опишем распределение содержимого между страницами проектируемого Интернет приложения.</text:p>
      <text:p text:style-name="Text_20_body">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услуг и связи с предприятием.</text:p>
      <text:p text:style-name="Text_20_body">Элемент пользовательского интерфейса «Документы» содержит представление файловой структуры со структурой каталогов и файлов в виде <text:soft-page-break/>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Элемент пользовательского интерфейса «Услуги» содержит список 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предприятия (или другой представительный заголовок), краткое описание 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p text:style-name="Text_20_body">Существующие Интернет приложения могут иметь различные дополнительные элементы позволяющие упростить навигацию по сайту, в качестве таких элементов можно использовать «карту сайта».</text:p>
      <text:p text:style-name="Text_20_body">Элемент пользовательского интерфейса «карта сайта», содержит список страниц составляющих Интернет приложение. Эти страницы содержат элементы пользовательского интерфейса описанные выше. А именно «главная страница», «документы», «услуги», список предоставляемых услуг в виде наименования услуги, «новости», список новостной информации в виде наименований новостных данных, «клиенты», список наименований клиентов компании.</text:p>
      <text:p text:style-name="Text_20_body">Таким образом, мы спроектировали все элементы пользовательского интерфейса для пользователя являющегося потенциальным клиентом предприятия.</text:p>
      <text:p text:style-name="Text_20_body">Перейдем к проектированию администраторского пользовательского интерфейса. Основным требованием, предъявляемым к интерфейсу администратора, является создание возможности защиты доступа к данному интерфейсу неизвестному пользователю. Для этого используются средства авторизации, включающие в себя, проверки существующих сессий, открытие сессии администратора при вводе корректной пары значений «логин» - «пароль», закрытие сессии по истечении определённого времени, закрытие сессии по требованию пользователя.</text:p>
      <text:p text:style-name="Text_20_body"><text:soft-page-break/>В качестве базы для создания интерфейса пользователя типа администратор возьмём предоставляемые используемой для разработки системы управления содержимым «Joomla». Базируясь на данной системе, в качестве администраторского интерфейса будет использоваться администраторский интерфейс системы «Joomla», включающий средства по работе с сессиями.</text:p>
      <text:p text:style-name="Text_20_body">Такой подход, является разумным использованием созданного кода. <text:s/>Учитывая, что основными задачами администратора системы являются создание новых и редактирование существующих записей следующих информативных единиц: новостные элементы, элементы с данными о клиентах и достигнутых результате взаимодействия соглашениях, элементы, касающиеся предоставляемых услуг; то можно использовать возможности системы «Joomla» по редактированию и добавлению новых элементов в каждую из перечисленных <text:span text:style-name="T11">коллекций</text:span>.</text:p>
      <text:p text:style-name="Text_20_body">Задачей администратора становится, используя известные ему «логин» и «пароль» войти в администраторскую панель «Joomla» выбрать соответствующий раздел в меню «Материалы», и используя возможности системы «Joomla» добавить новый или отредактировать существующий элемент. Для этого администратор должен будет пройти по соответствующему пункту меню «Материалы» - «Материалы по разделам» панели «Joomla».</text:p>
      <text:h text:style-name="Heading_20_2" text:outline-level="2">Проектирование подсистемы преобразования и подготовки данных для подачи пользователю.</text:h>
      <text:p text:style-name="Text_20_body">Задачами подсистемы преобразования и подготовки данных для подачи пользователю заключается в поиске необходимой информации в базе данных. При этом требуется минимизировать время работы подсистемы поиска информации. Для этого требуется запрашивать, только интересующие данные (для этого СУБД позволяют получать только интересующие атрибуты элементов). </text:p>
      <text:p text:style-name="Text_20_body">Таким образом, задачей данного раздела становится определить, порядок обработки запросов пользователя и информацию, которая будет передана пользователю в каждом варианте использования.</text:p>
      <text:p text:style-name="Text_20_body">Для описания правил работы системы в каждом определённом варианте использования системы, применяются диаграммы последовательности действий. Такие диаграммы позволяют описывать каждый из возможных вариантов использования системы.</text:p>
      <text:p text:style-name="Text_20_body"><draw:frame draw:style-name="fr2" draw:name="Врезка8" text:anchor-type="paragraph" svg:x="0cm" svg:y="-0.116cm" svg:width="16.999cm" draw:z-index="11"><draw:text-box fo:min-height="10.779cm"><text:p text:style-name="Drawing"><draw:frame draw:style-name="fr5" draw:name="Графический объект8" text:anchor-type="char" svg:x="0.004cm" svg:y="0.002cm" svg:width="16.999cm" style:rel-width="100%" svg:height="10.779cm" style:rel-height="scale" draw:z-index="13"><draw:image xlink:href="../%D0%94%D0%B8%D0%B0%D0%B3%D1%80%D0%B0%D0%BC%D0%BC%D0%B0_%D0%BF%D0%BE%D1%81%D0%BB%D0%B5%D0%B4%D0%BE%D0%B2%D0%B0%D1%82%D0%B5%D0%BB%D1%8C%D0%BD%D0%BE%D1%81%D1%82%D0%B8_%D0%B4%D0%BB%D1%8F_%D0%B2%D0%B0%D1%80%D0%B8%D0%B0%D0%BD%D1%82%D0%B0_%D0%93%D0%BB%D0%B0%D0%B2%D0%BD%D0%B0%D1%8F_%D1%81%D1%82%D1%80%D0%B0%D0%BD%D0%B8%D1%86%D0%B0.png" xlink:type="simple" xlink:show="embed" xlink:actuate="onLoad"/></draw:frame>Рисунок <text:sequence text:ref-name="refDrawing7" text:name="Drawing" text:formula="ooow:Drawing+1" style:num-format="1">2.8</text:sequence> Диаграмма последовательности для варианта использования пользователя "Просмотреть главную страницу"</text:p></draw:text-box></draw:frame><text:soft-page-break/> Диаграмма, описывающая работу системы, при открытии пользователем главной страницы приложения, изображается на рисунке <text:sequence-ref text:reference-format="value" text:ref-name="refDrawing7">2.8</text:sequence-ref>.</text:p>
      <text:p text:style-name="Text_20_body">Для просмотра информации, касающейся нормативных документов, наша система использует отдельный алгоритм генерации предоставляемой информации. Данный алгоритм не использует СУБД (подсистему хранения информации), а вместо этого создаёт содержимое страницы, основываясь на данных получаемых из операционной системы. Поэтому создадим диаграмму описывающую ход работы системы, при открытии пользователем страницы, содержащей информацию по нормативным документам (смотреть рисунок <text:sequence-ref text:reference-format="value" text:ref-name="refDrawing8">2.9</text:sequence-ref>).</text:p>
      <text:p text:style-name="Text_20_body">Таким образом, мы спроектировали варианты работы с системой, уточнили архитектуру подсистемы хранения информации, подсистемы подготовки информации и подсистемы отображения информации пользователю разрабатываемого приложения, а также подготовили для разработки алгоритмы работы системы, и общую структуру внутреннего строения системы.</text:p>
      <text:p text:style-name="Text_20_body"><draw:frame draw:style-name="fr3" draw:name="Врезка9" text:anchor-type="paragraph" svg:width="16.999cm" draw:z-index="14"><draw:text-box fo:min-height="8.296cm"><text:p text:style-name="Drawing"><draw:frame draw:style-name="fr8" draw:name="Графический объект9" text:anchor-type="paragraph" svg:x="0.004cm" svg:y="0.002cm" svg:width="16.999cm" style:rel-width="100%" svg:height="8.296cm" style:rel-height="scale" draw:z-index="15"><draw:image xlink:href="../%D0%94%D0%B8%D0%B0%D0%B3%D1%80%D0%B0%D0%BC%D0%BC%D0%B0_%D0%BF%D0%BE%D1%81%D0%BB%D0%B5%D0%B4%D0%BE%D0%B2%D0%B0%D1%82%D0%B5%D0%BB%D1%8C%D0%BD%D0%BE%D1%81%D1%82%D0%B8_%D0%B4%D0%BB%D1%8F_%D0%BD%D0%BE%D1%80%D0%BC%D0%B0%D1%82%D0%B8%D0%B2%D0%BD%D1%8B%D1%85_%D0%B4%D0%BE%D0%BA%D1%83%D0%BC%D0%B5%D0%BD%D1%82%D0%BE%D0%B2.png" xlink:type="simple" xlink:show="embed" xlink:actuate="onLoad"/></draw:frame>Рисунок <text:sequence text:ref-name="refDrawing8" text:name="Drawing" text:formula="ooow:Drawing+1" style:num-format="1">2.9</text:sequence> Диаграмма последовательности действий просмотра пользователем нормативных документов.</text:p></draw:text-box></draw:frame><text:soft-page-break/></text:p>
      <text:p text:style-name="Text_20_body"/>
      <text:h text:style-name="Heading_20_1" text:outline-level="1" text:is-list-header="true">ЗАКЛЮЧЕНИЕ</text:h>
      <text:p text:style-name="Text_20_body">В результате работы нами были изучены методики построения Интернет приложений на базе различных программных средств, а также нами был проведен сравнительный анализ таких методик и проектирование Интернет приложения классифицирующего юридические услуги. На этапе проектирования Интернет приложения - был разработан метод структурирования данных используемых в разрабатываемом приложении и данных предоставляемых используемой библиотекой построения Интернет приложения. Также были спроектированы варианты использования системы, алгоритм работы пользователя с системой, и макет пользовательского интерфейса.</text:p>
      <text:p text:style-name="Text_20_body">Таким образом, нами получен набор сведений, которых достаточно для разработки Интернет приложения классифицирующего юридические услуги. Сведения включают как решения в области проектирования программного обеспечения для всех подсистем разрабатываемого приложения, так и дизайнерские решения для создания максимальной простоты и как следствия удобства использования системы пользователем.</text:p>
      <text:h text:style-name="Heading_20_1" text:outline-level="1" text:is-list-header="true">СПИСОК ЛИТЕРАТУРЫ</text:h>
      <text:list xml:id="list1118549195" text:style-name="L16">
        <text:list-item>
          <text:p text:style-name="P54">Стивенс У. Р. Unix. Разработка сетевых приложений / У. Р. Стивенс. СПб. : Питер, 2007. 1038 с.</text:p>
        </text:list-item>
        <text:list-item>
          <text:p text:style-name="P54">Аллен Э. Типичные ошибки проектирования / Э. Аллен. СПб. : Питер, 2003. 223 с.</text:p>
        </text:list-item>
        <text:list-item>
          <text:p text:style-name="P54">Официальный сайт MySQL [Электронный ресурс]. - Режим доступа: <text:a xlink:type="simple" xlink:href="http://dev.mysql.com/">http://dev.mysql.com/</text:a></text:p>
        </text:list-item>
        <text:list-item>
          <text:p text:style-name="P54">Берри Н. Joomla! Практическое руководство / Н. Берри. СПб. : Символ, 2008. 448 с.</text:p>
        </text:list-item>
        <text:list-item>
          <text:p text:style-name="P54">Орлов А. PHP: Полезные приемы / А. Орлов. М. : Горячая Линия - Телеком, 2003. 224 с.</text:p>
        </text:list-item>
        <text:list-item>
          <text:p text:style-name="P54">Учебник PHP [Электронный ресурс]. - Режим доступа: <text:a xlink:type="simple" xlink:href="http://phpclub.ru/manrus/">http://phpclub.ru/manrus/</text:a></text:p>
        </text:list-item>
        <text:list-item>
          <text:p text:style-name="P54">About Drupal [Электронный ресурс]. - Режим доступа: <text:a xlink:type="simple" xlink:href="http://drupal.org/about">http://drupal.org/about</text:a></text:p>
        </text:list-item>
        <text:list-item>
          <text:p text:style-name="P54">Drupal handbook [Электронный ресурс]. - Режим доступа: <text:a xlink:type="simple" xlink:href="http://drupal.org/handbooks">http://drupal.org/handbooks</text:a></text:p>
        </text:list-item>
        <text:list-item>
          <text:p text:style-name="P54">Joomla - система управления сайтом [Электронный ресурс]. - Режим доступа: <text:a xlink:type="simple" xlink:href="http://joomla.ru/">http://joomla.ru/</text:a></text:p>
        </text:list-item>
        <text:list-item>
          <text:p text:style-name="P54">База знаний Joomla [Электронный ресурс]. - Режим доступа: <text:a xlink:type="simple" xlink:href="http://www.joomla-docs.ru/Заглавная_страница">http://www.joomla-docs.ru/Заглавная_страница</text:a></text:p>
        </text:list-item>
        <text:list-item>
          <text:p text:style-name="P54">SEO Joomla [Электронный ресурс]. - Режим доступа: <text:a xlink:type="simple" xlink:href="http://www.seo-joomla.net/">http://www.seo-joomla.net/</text:a></text:p>
        </text:list-item>
        <text:list-item>
          <text:p text:style-name="P54">FAQ по Joomla [Электронный ресурс]. - Режим доступа: <text:a xlink:type="simple" xlink:href="http://www.joomla-docs.ru/FAQ_по_Joomla">http://www.joomla-docs.ru/FAQ_по_Joomla</text:a></text:p>
        </text:list-item>
        <text:list-item>
          <text:p text:style-name="P54">PHP FAQ. Сайт с ответами на вопросы [Электронный ресурс]. - Режим доступа: <text:a xlink:type="simple" xlink:href="http://www.phpfaq.ru/">http://www.phpfaq.ru/</text:a></text:p>
        </text:list-item>
        <text:list-item>
          <text:p text:style-name="P54">MySQL 5.1 Reference Manual [Электронный ресурс]. - Режим доступа: <text:a xlink:type="simple" xlink:href="http://dev.mysql.com/doc/refman/5.1/en/">http://dev.mysql.com/doc/refman/5.1/en/</text:a></text:p>
        </text:list-item>
        <text:list-item>
          <text:p text:style-name="P54">MySQL Help [Электронный ресурс]. - Режим доступа: <text:a xlink:type="simple" xlink:href="http://www.phpfreaks.com/forums/index.php?board=3.0">http://www.phpfreaks.com/forums/index.php?board=3.0</text:a></text:p>
        </text:list-item>
        <text:list-item>
          <text:p text:style-name="P54">FAQ WordPress Россия [Электронный ресурс]. - Режим доступа: <text:a xlink:type="simple" xlink:href="http://mywordpress.ru/faq/">http://mywordpress.ru/faq/</text:a></text:p>
        </text:list-item>
        <text:list-item>
          <text:p text:style-name="P54"><text:s/>WordPress.com - Get a Free Blog Here [Электронный ресурс]. - Режим доступа: <text:a xlink:type="simple" xlink:href="http://wordpress.com/">http://wordpress.com/</text:a></text:p>
          <text:p text:style-name="P54"/>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TimesNewRomanPSMT" svg:font-family="TimesNewRomanPSMT" style:font-family-generic="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10%" fo:text-align="justify" style:justify-single-word="false" fo:text-indent="1.1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Обычный1" style:family="paragraph">
      <style:paragraph-properties fo:line-height="150%"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42cm" fo:margin-bottom="0.349cm" fo:line-height="0.7cm" fo:text-align="center" style:justify-single-word="false" fo:text-indent="0cm" style:auto-text-indent="false" style:page-number="auto" fo:break-before="page" fo:background-color="transparent" style:shadow="none" text:number-lines="false" text:line-number="1">
        <style:tab-stops/>
        <style:background-image/>
      </style:paragraph-properties>
      <style:text-properties style:font-name="Times New Roman2" fo:font-size="14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42cm" fo:margin-bottom="0.409cm" fo:line-height="150%" fo:text-indent="1.199cm" style:auto-text-indent="false" style:page-number="auto">
        <style:tab-stops/>
      </style:paragraph-properties>
      <style:text-properties style:font-name="Times New Roman3"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ab-stops/>
      </style:paragraph-properties>
      <style:text-properties style:font-name="Times New Roman2"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Drawing" style:family="paragraph" style:parent-style-name="Caption" style:class="extra">
      <style:paragraph-properties fo:text-align="center" style:justify-single-word="false"/>
      <style:text-properties fo:font-size="14pt" fo:font-style="normal"/>
    </style:style>
    <style:style style:name="Подпись_20_рисунка" style:display-name="Подпись рисунка" style:family="paragraph" style:parent-style-name="Drawing" style:next-style-name="Text_20_body">
      <style:paragraph-properties fo:text-align="center" style:justify-single-word="false"/>
      <style:text-properties fo:font-size="14pt" fo:font-style="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master-page-name="">
      <style:paragraph-properties style:page-number="auto" fo:background-color="transparent">
        <style:tab-stops/>
        <style:background-image/>
      </style:paragraph-properties>
      <style:text-properties fo:font-size="14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499cm" fo:margin-bottom="0.4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27</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van Sidarau</meta:initial-creator>
    <meta:creation-date>2010-02-20T20:43:31</meta:creation-date>
    <dc:date>2010-03-25T12:20:35</dc:date>
    <meta:editing-duration>PT44H22M57S</meta:editing-duration>
    <meta:editing-cycles>776</meta:editing-cycles>
    <meta:generator>OpenOffice.org/3.1$Unix OpenOffice.org_project/310m19$Build-9420</meta:generator>
    <dc:creator>Ivan Sidarau</dc:creator>
    <meta:document-statistic meta:table-count="3" meta:image-count="9" meta:object-count="0" meta:page-count="25" meta:paragraph-count="240" meta:word-count="4245" meta:character-count="37215"/>
    <meta:user-defined meta:name="Поле 1"/>
    <meta:user-defined meta:name="Поле 2"/>
    <meta:user-defined meta:name="Поле 3"/>
    <meta:user-defined meta:name="Поле 4"/>
  </office:meta>
</office:document-meta>
</file>